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59cm"/>
    </style:style>
    <style:style style:name="co5" style:family="table-column">
      <style:table-column-properties fo:break-before="auto" style:column-width="7.966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2.457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1.649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style:vertical-align="middle"/>
      <style:text-properties fo:font-weight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e6e6e6" style:vertical-align="middle"/>
    </style:style>
    <style:style style:name="T1" style:family="text">
      <style:text-properties style:font-name="Arial" style:font-name-asian="DejaVu Sans" style:font-name-complex="DejaVu Sans"/>
    </style:style>
  </office:automatic-styles>
  <office:body>
    <office:spreadsheet>
      <table:table table:name="CERTI Network Messag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9"/>
        <table:table-column table:style-name="co3" table:number-columns-repeated="251" table:default-cell-style-name="Default"/>
        <table:table-row table:style-name="ro1">
          <table:table-cell/>
          <table:table-cell table:style-name="ce2" office:value-type="string">
            <text:p>Message Name</text:p>
          </table:table-cell>
          <table:table-cell table:style-name="ce2" office:value-type="string">
            <text:p>Done</text:p>
          </table:table-cell>
          <table:table-cell table:style-name="ce5" office:value-type="string">
            <text:p>Fields</text:p>
          </table:table-cell>
          <table:table-cell table:style-name="ce8" office:value-type="string">
            <text:p>Base Clas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OT_USED </text:p>
          </table:table-cell>
          <table:table-cell office:value-type="string">
            <text:p>YES</text:p>
          </table:table-cell>
          <table:table-cell office:value-type="string">
            <text:p>throw RTIinternalError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LOSE_CONNEXIO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MESSAGE_NULL </text:p>
          </table:table-cell>
          <table:table-cell office:value-type="string">
            <text:p>YES</text:p>
          </table:table-cell>
          <table:table-cell office:value-type="string">
            <text:p>double dat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REATE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federationName;</text:p>
            <text:p>std::string FEDid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ESTROY_FEDERATION_EXECU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federationNam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JOIN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numberOfRegulators;</text:p>
            <text:p>uint32_t multicastAddress;</text:p>
            <text:p>uint32_t bestEffortAddress;</text:p>
            <text:p>uint32_t bestEffortPeer;</text:p>
            <text:p>std::string federationName;</text:p>
            <text:p>std::string FEDid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SIGN_FEDERATION_EXECUTIO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SET_TIME_REGULATING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bool <text:s/>regulating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ET_TIME_CONSTRAIN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bool <text:s/>constrained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GISTER_FEDERATION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  <text:p>UShort handleArraySize;</text:p>
            <text:p>AttributeHandle handleArray[];</text:p>
          </table:table-cell>
          <table:table-cell table:style-name="ce10" office:value-type="string">
            <text:p>NM_WithHandleArray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REGISTRATION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NNOUNCE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ACHIEV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FEDERATION_SYNCHRONIZ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BEGU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SAV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INITIATE_FEDERATE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SAV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NOT_SAV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REQUEST_FEDERATION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RESTOR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RESTOR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RESTORE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FEDERATION_RESTORE_FAIL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_BEGU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INITIATE_FEDERATE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NOT_RESTOR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PUBLISH_OBJECT_CLASS </text:p>
          </table:table-cell>
          <table:table-cell office:value-type="string">
            <text:p>YES</text:p>
          </table:table-cell>
          <table:table-cell office:value-type="string"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PUBLISH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0" office:value-type="string">
            <text:p>NM_Publish_Interaction_Class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UBSCRIBE_OBJECT_CLASS </text:p>
          </table:table-cell>
          <table:table-cell office:value-type="string">
            <text:p>YES</text:p>
          </table:table-cell>
          <table:table-cell office:value-type="string"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0" office:value-type="string">
            <text:p>NM_Unpublish_Object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SUBSCRIBE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0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TURN_INTERACTIONS_ON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TURN_INTERACTIONS_OFF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0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GISTER_OBJECT </text:p>
          </table:table-cell>
          <table:table-cell office:value-type="string">
            <text:p>YES</text:p>
          </table:table-cell>
          <table:table-cell office:value-type="string">
            <text:p>ObjectHandle object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ISCOV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</table:table-cell>
          <table:table-cell table:style-name="ce10" office:value-type="string">
            <text:p>NM_Register_Object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UPDATE_ATTRIBUTE_VALUES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REFLECT_ATTRIBUTE_VALUE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table:style-name="ce10" office:value-type="string">
            <text:p>NM_Update_Attribute_Values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SEND_INTERAC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InteractionClassHandle interactionClass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CEIV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InteractionClassHandle interactionClass;</text:p>
            <text:p>UShort handleArraySize;</text:p>
            <text:p>AttributeHandle handleArray[];</text:p>
          </table:table-cell>
          <table:table-cell table:style-name="ce10" office:value-type="string">
            <text:p>NM_Receive_Interaction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DELETE_OBJECT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Handle object;</text:p>
          </table:table-cell>
          <table:table-cell office:value-type="string">
            <text:p>NM_RegisterObject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MOVE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Handle object;</text:p>
          </table:table-cell>
          <table:table-cell table:style-name="ce10" office:value-type="string">
            <text:p>NM_Delete_Object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ATTRIBUTE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ATTRIBUTE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INTERACTION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INTERACTION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QUEST_CLASS_ATTRIBUTE_VALUE_UPDATE </text:p>
          </table:table-cell>
          <table:table-cell office:value-type="string">
            <text:p>NO</text:p>
          </table:table-cell>
          <table:table-cell office:value-type="string">
            <text:p>Unimplemented??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OBJECT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WithHandleArray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IS_ATTRIBUTE_OWNED_BY_FEDERAT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QUERY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10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IS_NOT_OWNED </text:p>
          </table:table-cell>
          <table:table-cell office:value-type="string">
            <text:p>YES</text:p>
          </table:table-cell>
          <table:table-cell table:style-name="ce6"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M_Is_Attribute_Owned_By_Feder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INFORM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10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6">
          <table:table-cell/>
          <table:table-cell office:value-type="string">
            <text:p>NEGOTIATED_ATTRIBUTE_OWNERSHIP_DIVESTITUR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TTRIBUTE_OWNERSHIP_ACQUISITION_NOTIFICA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DIVESTITURE_NOTIFICATION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QUEST_ATTRIBUTE_OWNERSHIP_ASSUMP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10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UNAVAILABL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TTRIBUTE_OWNERSHIP_ACQUISITION_IF_AVAILABL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UNCONDITIONAL_ATTRIBUTE_OWNERSHIP_DIVESTITUR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10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REQUEST_ATTRIBUTE_OWNERSHIP_RELEAS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Negotiated_Attribute_Ownership_Divestitur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ANCEL_NEGOTIATED_ATTRIBUTE_OWNERSHIP_DIVESTITU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RELEASE_RESPONS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ANCEL_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CONFIRM_ATTRIBUTE_OWNERSHIP_ACQUISITION_CANCELLATION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DDM_CREATE_REG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paceHandle space;</text:p>
            <text:p>int32_t nbExtents;</text:p>
            <text:p>int32_t region;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DM_MODIFY_REGION </text:p>
          </table:table-cell>
          <table:table-cell office:value-type="string">
            <text:p>YES</text:p>
          </table:table-cell>
          <table:table-cell office:value-type="string">
            <text:p>int32_t region;</text:p>
            <text:p>+extents from BasicMessage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DELETE_REG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region;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DDM_ASSOCIATE_REGION </text:p>
          </table:table-cell>
          <table:table-cell office:value-type="string">
            <text:p>YES</text:p>
          </table:table-cell>
          <table:table-cell office:value-type="string">
            <text:p>int32_t object;</text:p>
            <text:p>int32_t region;</text:p>
            <text:p>bool myBool;</text:p>
            <text:p><text:span text:style-name="T1">UShort handleArraySize;</text:span></text:p>
            <text:p><text:span text:style-name="T1">AttributeHandle handleArray[];</text:span>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DDM_REGIST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object;</text:p>
            <text:p><text:span text:style-name="T1">int32_t objectClass;</text:span></text:p>
            <text:p>int32_t region;</text:p>
            <text:p>bool myBool;</text:p>
            <text:p><text:span text:style-name="T1">UShort handleArraySize;</text:span></text:p>
            <text:p><text:span text:style-name="T1">AttributeHandle handleArray[];</text:span>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DM_UNASSOCIATE_REGION </text:p>
          </table:table-cell>
          <table:table-cell office:value-type="string">
            <text:p>YES</text:p>
          </table:table-cell>
          <table:table-cell office:value-type="string">
            <text:p>int32_t object;</text:p>
            <text:p>int32_t region;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DDM_SUBSCRIBE_ATTRIBUTE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objectClass;</text:p>
            <text:p>int32_t region;</text:p>
            <text:p>bool myBool;</text:p>
            <text:p><text:span text:style-name="T1">UShort handleArraySize;</text:span></text:p>
            <text:p><text:span text:style-name="T1">AttributeHandle handleArray[];</text:span>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DM_UNSUBSCRIBE_ATTRIBUTES </text:p>
          </table:table-cell>
          <table:table-cell office:value-type="string">
            <text:p>YES</text:p>
          </table:table-cell>
          <table:table-cell table:style-name="ce7" office:value-type="string">
            <text:p><text:span text:style-name="T1">int32_t objectClass;</text:span></text:p>
            <text:p>int32_t region;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DDM_SUBSCRIB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interactionClass;</text:p>
            <text:p>int32_t region;</text:p>
            <text:p>bool myBool;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DDM_UNSUBSCRIBE_INTERACTION </text:p>
          </table:table-cell>
          <table:table-cell office:value-type="string">
            <text:p>YES</text:p>
          </table:table-cell>
          <table:table-cell office:value-type="string">
            <text:p>int32_t interactionClass;</text:p>
            <text:p>int32_t region;</text:p>
            <text:p>bool myBool;</text:p>
          </table:table-cell>
          <table:table-cell office:value-type="string">
            <text:p>NM_DDM_Subscribe_Interaction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PROVIDE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GET_FED_FILE </text:p>
          </table:table-cell>
          <table:table-cell office:value-type="string">
            <text:p>YES</text:p>
          </table:table-cell>
          <table:table-cell office:value-type="string">
            <text:p>std::string FEDid;</text:p>
            <text:p>bool lineFollows;</text:p>
            <text:p>std::string lin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LAST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throw RTIinternalError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7" table:number-rows-repeated="65450">
          <table:table-cell table:number-columns-repeated="256"/>
        </table:table-row>
        <table:table-row table:style-name="ro7">
          <table:table-cell table:number-columns-repeated="256"/>
        </table:table-row>
      </table:table>
      <table:database-ranges>
        <table:database-range table:target-range-address="'CERTI Network Messages'.C1:'CERTI Network Messages'.C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/04/2008</text:date>, <text:time>14:2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09T07:55:04</meta:creation-date>
    <dc:creator>Eric Noulard</dc:creator>
    <dc:date>2008-04-09T14:29:41</dc:date>
    <dc:language>fr-FR</dc:language>
    <meta:editing-cycles>111</meta:editing-cycles>
    <meta:editing-duration>PT18H22M29S</meta:editing-duration>
    <meta:user-defined meta:name="Info 1"/>
    <meta:user-defined meta:name="Info 2"/>
    <meta:user-defined meta:name="Info 3"/>
    <meta:user-defined meta:name="Info 4"/>
    <meta:document-statistic meta:table-count="1" meta:cell-count="328"/>
  </office:meta>
</office:document-meta>
</file>